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 table:number-rows-repeated="1048419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00/00/00</text:date>, <text:time style:data-style-name="N2" text:time-value="17:23:44.2947626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2.2$Linux_X86_64 LibreOffice_project/580$Build-2</meta:generator>
    <dc:date>2025-11-06T17:24:52.662955317</dc:date>
    <meta:editing-duration>P1DT6H14M56S</meta:editing-duration>
    <meta:editing-cycles>342</meta:editing-cycles>
    <meta:document-statistic meta:table-count="1" meta:cell-count="624" meta:object-count="0"/>
  </office:meta>
</office:document-meta>
</file>